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272894BC8D5C9C86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1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.503cm" svg:x="1.001cm" svg:y="0.997cm">
          <draw:image xlink:href="Pictures/1000000000000640000004272894BC8D5C9C86E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23T10:43:02.054941917</dc:date>
    <meta:editing-duration>PT3H47S</meta:editing-duration>
    <meta:editing-cycles>48</meta:editing-cycles>
    <meta:generator>LibreOffice/7.1.5.2$Linux_X86_64 LibreOffice_project/10$Build-2</meta:generator>
    <dc:creator>Alexander Refsum Jensenius</dc:creator>
    <meta:document-statistic meta:object-count="1"/>
  </office:meta>
</office:document-meta>
</file>